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opacity="0%" draw:textarea-horizontal-align="justify" draw:textarea-vertical-align="middle" draw:auto-grow-height="false" draw:shadow-opacity="0%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fill-color="#ffffff" draw:opacity="0%" draw:textarea-horizontal-align="justify" draw:textarea-vertical-align="middle" draw:auto-grow-height="false" draw:shadow-opacity="0%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marker-start="Arrow" draw:marker-start-width="0.3cm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149cm" fo:min-width="5.215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109cm" fo:min-width="5.215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Ultrafine_20_Dashed" draw:marker-end="Arrow" draw:marker-end-width="0.20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text-properties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3.136cm" svg:height="1.492cm" svg:x="16.871cm" svg:y="19.005cm">
            <text:p text:style-name="P1"><text:span text:style-name="T1">redimension</text:span><text:span text:style-name="T1"><text:line-break/></text:span><text:span text:style-name="T1">_stor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2.29cm" svg:height="2.105cm" svg:x="12.411cm" svg:y="2.236cm">
            <text:p text:style-name="P1">CSV file: <text:span text:style-name="T2">n</text:span><text:span text:style-name="T3"> rows, one for </text:span></text:p>
            <text:p text:style-name="P1"><text:span text:style-name="T3">each cell of the load arr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433cm" svg:height="0.922cm" svg:x="11.637cm" svg:y="1.758cm">
            <text:p text:style-name="P1">File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18.506cm" svg:y1="9.243cm" svg:x2="18.507cm" svg:y2="9.839cm">
            <text:p/>
          </draw:line>
          <draw:custom-shape draw:style-name="gr4" draw:text-style-name="P1" draw:layer="layout" svg:width="15.33cm" svg:height="23.927cm" svg:x="10.246cm" svg:y="1.2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8.999cm" svg:height="1.091cm" svg:x="11.294cm" svg:y="0.559cm">
            <text:p text:style-name="P1"><text:span text:style-name="T4">Parallel Load Techniq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2.638cm" svg:height="1.27cm" svg:x="16.848cm" svg:y="4.976cm">
            <text:p text:style-name="P1"><text:span text:style-name="T1">splitcs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3.4cm" svg:height="2.105cm" svg:x="12.411cm" svg:y="6.837cm">
            <text:p text:style-name="P1">CSV data:</text:p>
            <text:p text:style-name="P1"><text:s/><text:span text:style-name="T2">n</text:span><text:span text:style-name="T3">/</text:span><text:span text:style-name="T2">k</text:span> <text:span text:style-name="T3">row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3.4cm" svg:height="2.105cm" svg:x="16.811cm" svg:y="6.838cm">
            <text:p text:style-name="P1">CSV data:</text:p>
            <text:p text:style-name="P1"><text:s/><text:span text:style-name="T2">n</text:span><text:span text:style-name="T3">/</text:span><text:span text:style-name="T2">k</text:span> <text:span text:style-name="T3">row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3.4cm" svg:height="2.105cm" svg:x="21.111cm" svg:y="6.838cm">
            <text:p text:style-name="P1">CSV data:</text:p>
            <text:p text:style-name="P1"><text:s/><text:span text:style-name="T2">n</text:span><text:span text:style-name="T3">/</text:span><text:span text:style-name="T2">k</text:span> <text:span text:style-name="T3">row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22.807cm" svg:y1="9.243cm" svg:x2="22.808cm" svg:y2="9.839cm">
            <text:p/>
          </draw:line>
          <draw:line draw:style-name="gr3" draw:text-style-name="P1" draw:layer="layout" svg:x1="14.008cm" svg:y1="9.243cm" svg:x2="14.009cm" svg:y2="9.839cm">
            <text:p/>
          </draw:line>
          <draw:line draw:style-name="gr3" draw:text-style-name="P1" draw:layer="layout" svg:x1="18.309cm" svg:y1="6.243cm" svg:x2="18.31cm" svg:y2="6.839cm">
            <text:p/>
          </draw:line>
          <draw:line draw:style-name="gr3" draw:text-style-name="P1" draw:layer="layout" svg:x1="19.261cm" svg:y1="5.985cm" svg:x2="21.111cm" svg:y2="6.839cm">
            <text:p/>
          </draw:line>
          <draw:line draw:style-name="gr3" draw:text-style-name="P1" draw:layer="layout" svg:x1="17.115cm" svg:y1="5.985cm" svg:x2="15.811cm" svg:y2="6.837cm">
            <text:p/>
          </draw:line>
          <draw:line draw:style-name="gr3" draw:text-style-name="P1" draw:layer="layout" svg:x1="18.207cm" svg:y1="4.343cm" svg:x2="18.208cm" svg:y2="4.939cm">
            <text:p/>
          </draw:line>
          <draw:custom-shape draw:style-name="gr1" draw:text-style-name="P1" draw:layer="layout" svg:width="3.4cm" svg:height="2.105cm" svg:x="21.111cm" svg:y="12.139cm">
            <text:p text:style-name="P1">DLF data:</text:p>
            <text:p text:style-name="P1"><text:s/><text:span text:style-name="T2">n</text:span><text:span text:style-name="T3">/</text:span><text:span text:style-name="T2">k</text:span> cell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3.4cm" svg:height="2.105cm" svg:x="17.011cm" svg:y="12.14cm">
            <text:p text:style-name="P1">DLF data:</text:p>
            <text:p text:style-name="P1"><text:s/><text:span text:style-name="T2">n</text:span><text:span text:style-name="T3">/</text:span><text:span text:style-name="T2">k</text:span> cell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3.4cm" svg:height="2.105cm" svg:x="12.411cm" svg:y="12.14cm">
            <text:p text:style-name="P1">DLF data:</text:p>
            <text:p text:style-name="P1"><text:s/><text:span text:style-name="T2">n</text:span><text:span text:style-name="T3">/</text:span><text:span text:style-name="T2">k</text:span> cell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2.638cm" svg:height="1.27cm" svg:x="12.648cm" svg:y="9.776cm">
            <text:p text:style-name="P1"><text:span text:style-name="T1">csv2scid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2.638cm" svg:height="1.27cm" svg:x="17.148cm" svg:y="9.776cm">
            <text:p text:style-name="P1"><text:span text:style-name="T1">csv2scid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2.638cm" svg:height="1.27cm" svg:x="21.448cm" svg:y="9.776cm">
            <text:p text:style-name="P1"><text:span text:style-name="T1">csv2scid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22.808cm" svg:y1="11.046cm" svg:x2="22.808cm" svg:y2="12.139cm">
            <text:p/>
          </draw:line>
          <draw:line draw:style-name="gr3" draw:text-style-name="P1" draw:layer="layout" svg:x1="14.008cm" svg:y1="11.543cm" svg:x2="14.009cm" svg:y2="12.139cm">
            <text:p/>
          </draw:line>
          <draw:line draw:style-name="gr3" draw:text-style-name="P1" draw:layer="layout" svg:x1="18.506cm" svg:y1="14.244cm" svg:x2="18.507cm" svg:y2="14.84cm">
            <text:p/>
          </draw:line>
          <draw:line draw:style-name="gr3" draw:text-style-name="P1" draw:layer="layout" svg:x1="22.807cm" svg:y1="14.244cm" svg:x2="22.808cm" svg:y2="14.84cm">
            <text:p/>
          </draw:line>
          <draw:line draw:style-name="gr3" draw:text-style-name="P1" draw:layer="layout" svg:x1="14.008cm" svg:y1="14.244cm" svg:x2="14.009cm" svg:y2="14.84cm">
            <text:p/>
          </draw:line>
          <draw:custom-shape draw:style-name="gr1" draw:text-style-name="P2" draw:layer="layout" svg:width="2.638cm" svg:height="1.27cm" svg:x="12.648cm" svg:y="14.777cm">
            <text:p text:style-name="P1"><text:span text:style-name="T1">loa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2.638cm" svg:height="1.27cm" svg:x="17.148cm" svg:y="14.777cm">
            <text:p text:style-name="P1"><text:span text:style-name="T1">loa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2.638cm" svg:height="1.27cm" svg:x="21.428cm" svg:y="14.666cm">
            <text:p text:style-name="P1"><text:span text:style-name="T1">loa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2.29cm" svg:height="1.561cm" svg:x="12.411cm" svg:y="16.737cm">
            <text:p text:style-name="P1">The load array: <text:span text:style-name="T2">n</text:span><text:span text:style-name="T3"> cel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2.879cm" svg:height="0.922cm" svg:x="11.432cm" svg:y="16.259cm">
            <text:p text:style-name="P1">1-D Array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18.506cm" svg:y1="16.043cm" svg:x2="18.506cm" svg:y2="16.737cm">
            <text:p/>
          </draw:line>
          <draw:line draw:style-name="gr3" draw:text-style-name="P1" draw:layer="layout" svg:x1="22.807cm" svg:y1="16.043cm" svg:x2="19.583cm" svg:y2="16.737cm">
            <text:p/>
          </draw:line>
          <draw:line draw:style-name="gr3" draw:text-style-name="P1" draw:layer="layout" svg:x1="14.008cm" svg:y1="16.043cm" svg:x2="17.366cm" svg:y2="16.737cm">
            <text:p/>
          </draw:line>
          <draw:line draw:style-name="gr3" draw:text-style-name="P1" draw:layer="layout" svg:x1="18.506cm" svg:y1="18.343cm" svg:x2="18.506cm" svg:y2="19.037cm">
            <text:p/>
          </draw:line>
          <draw:custom-shape draw:style-name="gr1" draw:text-style-name="P1" draw:layer="layout" svg:width="12.29cm" svg:height="1.561cm" svg:x="12.411cm" svg:y="22.238cm">
            <text:p text:style-name="P1">The target array: <text:span text:style-name="T2">n</text:span><text:span text:style-name="T3"> non-empty cel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7.241cm" svg:height="0.922cm" svg:x="11.17cm" svg:y="21.76cm">
            <text:p text:style-name="P1">Multi-Dimensional Arra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3.222cm" svg:height="2.826cm" svg:x="11.723cm" svg:y="6.3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4.368cm" svg:height="0.922cm" svg:x="11.438cm" svg:y="5.858cm">
            <text:p text:style-name="P1">Files or pip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3.222cm" svg:height="2.826cm" svg:x="11.724cm" svg:y="11.7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4.368cm" svg:height="0.922cm" svg:x="11.439cm" svg:y="11.159cm">
            <text:p text:style-name="P1">Files or pipes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18.508cm" svg:y1="11.047cm" svg:x2="18.508cm" svg:y2="12.14cm">
            <text:p/>
          </draw:line>
          <draw:line draw:style-name="gr3" draw:text-style-name="P1" draw:layer="layout" svg:x1="18.508cm" svg:y1="20.497cm" svg:x2="18.508cm" svg:y2="22.041cm">
            <text:p/>
          </draw:line>
          <draw:line draw:style-name="gr5" draw:text-style-name="P1" draw:layer="layout" svg:x1="28.672cm" svg:y1="4.666cm" svg:x2="11.443cm" svg:y2="4.666cm">
            <text:p/>
          </draw:line>
          <draw:line draw:style-name="gr5" draw:text-style-name="P1" draw:layer="layout" svg:x1="28.287cm" svg:y1="24.366cm" svg:x2="11.278cm" svg:y2="24.366cm">
            <text:p/>
          </draw:line>
          <draw:line draw:style-name="gr5" draw:text-style-name="P1" draw:layer="layout" svg:x1="27.948cm" svg:y1="18.666cm" svg:x2="12.638cm" svg:y2="18.666cm">
            <text:p/>
          </draw:line>
          <draw:line draw:style-name="gr6" draw:text-style-name="P1" draw:layer="layout" svg:x1="27.241cm" svg:y1="4.866cm" svg:x2="27.341cm" svg:y2="18.666cm">
            <text:p/>
          </draw:line>
          <draw:frame draw:style-name="gr7" draw:text-style-name="P4" draw:layer="layout" svg:width="4.346cm" svg:height="1.787cm" svg:x="25.676cm" svg:y="12.646cm">
            <draw:text-box>
              <text:p><text:span text:style-name="T5">Using loadcsv.py, you control all of these steps...</text:span></text:p>
            </draw:text-box>
          </draw:frame>
          <draw:line draw:style-name="gr6" draw:text-style-name="P1" draw:layer="layout" svg:x1="27.341cm" svg:y1="18.666cm" svg:x2="27.445cm" svg:y2="24.166cm">
            <text:p/>
          </draw:line>
          <draw:frame draw:style-name="gr8" draw:text-style-name="P4" draw:layer="layout" svg:width="4.571cm" svg:height="1.359cm" svg:x="25.576cm" svg:y="20.746cm">
            <draw:text-box>
              <text:p><text:span text:style-name="T5">...and optionally </text:span><text:span text:style-name="T5"><text:line-break/></text:span><text:span text:style-name="T5"> <text:s text:c="2"/>this step too.</text:span></text:p>
            </draw:text-box>
          </draw:frame>
          <draw:g>
            <draw:custom-shape draw:style-name="gr9" draw:text-style-name="P1" draw:layer="layout" svg:width="1.27cm" svg:height="1.27cm" svg:x="6.985cm" svg:y="4.945cm">
              <text:p text:style-name="P1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8.255cm" svg:y1="5.545cm" svg:x2="15.24cm" svg:y2="5.545cm">
              <text:p/>
            </draw:line>
          </draw:g>
          <draw:g>
            <draw:custom-shape draw:style-name="gr9" draw:text-style-name="P1" draw:layer="layout" svg:width="1.27cm" svg:height="1.27cm" svg:x="6.985cm" svg:y="7.296cm">
              <text:p text:style-name="P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8.256cm" svg:y1="7.945cm" svg:x2="11.723cm" svg:y2="7.938cm">
              <text:p/>
            </draw:line>
          </draw:g>
          <draw:g>
            <draw:custom-shape draw:style-name="gr9" draw:text-style-name="P1" draw:layer="layout" svg:width="1.27cm" svg:height="1.27cm" svg:x="6.985cm" svg:y="12.497cm">
              <text:p text:style-name="P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8.256cm" svg:y1="13.145cm" svg:x2="11.724cm" svg:y2="13.145cm">
              <text:p/>
            </draw:line>
          </draw:g>
          <draw:g>
            <draw:custom-shape draw:style-name="gr9" draw:text-style-name="P1" draw:layer="layout" svg:width="1.27cm" svg:height="1.27cm" svg:x="6.985cm" svg:y="14.847cm">
              <text:p text:style-name="P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8.256cm" svg:y1="15.445cm" svg:x2="12.374cm" svg:y2="15.448cm">
              <text:p/>
            </draw:line>
          </draw:g>
          <draw:g>
            <draw:custom-shape draw:style-name="gr9" draw:text-style-name="P1" draw:layer="layout" svg:width="1.27cm" svg:height="1.27cm" svg:x="6.985cm" svg:y="16.898cm">
              <text:p text:style-name="P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8.256cm" svg:y1="17.545cm" svg:x2="12.049cm" svg:y2="17.544cm">
              <text:p/>
            </draw:line>
          </draw:g>
          <draw:g>
            <draw:custom-shape draw:style-name="gr9" draw:text-style-name="P1" draw:layer="layout" svg:width="1.27cm" svg:height="1.27cm" svg:x="6.985cm" svg:y="19.145cm">
              <text:p text:style-name="P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8.256cm" svg:y1="19.745cm" svg:x2="15.241cm" svg:y2="19.745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6-12T15:52:25</meta:creation-date>
    <dc:date>2012-10-24T15:36:29</dc:date>
    <meta:editing-duration>PT59H56M36S</meta:editing-duration>
    <meta:editing-cycles>19</meta:editing-cycles>
    <meta:generator>OpenOffice.org/3.2$Unix OpenOffice.org_project/320m19$Build-9505</meta:generator>
    <meta:print-date>2012-10-22T13:08:27</meta:print-date>
    <meta:document-statistic meta:object-count="70"/>
  </office:meta>
</office:document-meta>
</file>